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A000000C30E9B8F6B13603DF4E.jpg" manifest:media-type="image/jpeg"/>
  <manifest:file-entry manifest:full-path="Pictures/10000000000002D80000053C74A0A0CC8DF17AA0.jpg" manifest:media-type="image/jpeg"/>
  <manifest:file-entry manifest:full-path="Pictures/10000000000004380000078065E27FF604D2EA35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0D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slow" presentation:duration="P0D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slideWipe" smil:subtype="fromTop"/>
    </style:style>
    <style:style style:name="dp4" style:family="drawing-page">
      <style:drawing-page-properties presentation:transition-type="automatic" presentation:transition-speed="slow" presentation:duration="P0D" presentation:background-visible="true" presentation:background-objects-visible="true" draw:fill="bitmap" draw:fill-image-name="Bitmap_20_2" style:repeat="stretch" presentation:display-footer="true" presentation:display-page-number="false" presentation:display-date-time="true" smil:type="waterfallWipe" smil:subtype="horizontalRight"/>
    </style:style>
    <style:style style:name="dp5" style:family="drawing-page">
      <style:drawing-page-properties presentation:transition-type="automatic" presentation:transition-speed="slow" presentation:duration="P0D" presentation:background-visible="true" presentation:background-objects-visible="true" draw:fill="bitmap" draw:fill-image-name="Bitmap_20_3" style:repeat="stretch" presentation:display-footer="true" presentation:display-page-number="false" presentation:display-date-time="true" smil:type="miscShapeWipe" smil:subtype="topLeft"/>
    </style:style>
    <style:style style:name="dp6" style:family="drawing-page">
      <style:drawing-page-properties presentation:transition-type="automatic" presentation:transition-speed="slow" presentation:duration="P0D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miscShapeWipe" smil:subtype="circl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xml:id="id1" draw:id="id1">
        <office:forms form:automatic-focus="false" form:apply-design-mode="false"/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xml:id="id2" draw:id="id2">
        <office:forms form:automatic-focus="false" form:apply-design-mode="false"/>
        <anim:par presentation:node-type="timing-root">
          <anim:par smil:begin="id2.begin">
            <anim:transitionFilter smil:dur="4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xml:id="id3" draw:id="id3">
        <office:forms form:automatic-focus="false" form:apply-design-mode="false"/>
        <anim:par presentation:node-type="timing-root">
          <anim:par smil:begin="id3.begin">
            <anim:transitionFilter smil:dur="3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xml:id="id4" draw:id="id4">
        <office:forms form:automatic-focus="false" form:apply-design-mode="false"/>
        <anim:par presentation:node-type="timing-root">
          <anim:par smil:begin="id4.begin">
            <anim:transitionFilter smil:dur="3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xml:id="id5" draw:id="id5">
        <office:forms form:automatic-focus="false" form:apply-design-mode="false"/>
        <anim:par presentation:node-type="timing-root">
          <anim:par smil:begin="id5.begin">
            <anim:transitionFilter smil:dur="3s" smil:type="miscShap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2" draw:display-name="Bitmap 2" xlink:href="Pictures/10000000000005A000000C30E9B8F6B13603DF4E.jpg" xlink:type="simple" xlink:show="embed" xlink:actuate="onLoad"/>
    <draw:fill-image draw:name="Bitmap_20_3" draw:display-name="Bitmap 3" xlink:href="Pictures/10000000000002D80000053C74A0A0CC8DF17AA0.jpg" xlink:type="simple" xlink:show="embed" xlink:actuate="onLoad"/>
    <draw:fill-image draw:name="background" xlink:href="Pictures/10000000000004380000078065E27FF604D2EA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20T15:48:07.636000000</meta:creation-date>
    <dc:date>2022-10-20T16:03:53.421000000</dc:date>
    <meta:editing-duration>PT15M48S</meta:editing-duration>
    <meta:editing-cycles>1</meta:editing-cycles>
    <meta:document-statistic meta:object-count="31"/>
    <meta:generator>LibreOffice/7.1.1.2$Windows_X86_64 LibreOffice_project/fe0b08f4af1bacafe4c7ecc87ce55bb426164676</meta:generator>
  </office:meta>
</office:document-meta>
</file>